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474">
            <text:p>Q-474</text:p>
          </table:table-cell>
          <table:table-cell office:value-type="float" office:value="52.51">
            <text:p>52.51</text:p>
          </table:table-cell>
          <table:table-cell office:value-type="float" office:value="-0.07">
            <text:p>-0.07</text:p>
          </table:table-cell>
          <table:table-cell office:value-type="float" office:value="4345.0">
            <text:p>4345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04">
            <text:p>-4.04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7">
            <text:p>Q-2827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3135.0">
            <text:p>313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8">
            <text:p>Q-2828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3260.0">
            <text:p>32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1">
            <text:p>-3.71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6">
            <text:p>Q-2826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2735.0">
            <text:p>273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5">
            <text:p>Q-2825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2385.0">
            <text:p>238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31">
            <text:p>Q-31</text:p>
          </table:table-cell>
          <table:table-cell office:value-type="float" office:value="52.71">
            <text:p>52.71</text:p>
          </table:table-cell>
          <table:table-cell office:value-type="float" office:value="0.35">
            <text:p>0.35</text:p>
          </table:table-cell>
          <table:table-cell office:value-type="float" office:value="4690.0">
            <text:p>469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7">
            <text:p>-9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489">
            <text:p>Q-489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3905.0">
            <text:p>390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7">
            <text:p>SRR-1757</text:p>
          </table:table-cell>
          <table:table-cell office:value-type="float" office:value="52.71">
            <text:p>52.71</text:p>
          </table:table-cell>
          <table:table-cell office:value-type="float" office:value="0.07">
            <text:p>0.07</text:p>
          </table:table-cell>
          <table:table-cell office:value-type="float" office:value="7690.0">
            <text:p>7690.0</text:p>
          </table:table-cell>
          <table:table-cell office:value-type="float" office:value="400.0">
            <text:p>4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92">
            <text:p>-12.92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31">
            <text:p>Q-531</text:p>
          </table:table-cell>
          <table:table-cell office:value-type="float" office:value="52.57">
            <text:p>52.57</text:p>
          </table:table-cell>
          <table:table-cell office:value-type="float" office:value="0.12">
            <text:p>0.12</text:p>
          </table:table-cell>
          <table:table-cell office:value-type="float" office:value="3065.0">
            <text:p>3065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829">
            <text:p>Q-829</text:p>
          </table:table-cell>
          <table:table-cell office:value-type="float" office:value="52.52">
            <text:p>52.52</text:p>
          </table:table-cell>
          <table:table-cell office:value-type="float" office:value="0.25">
            <text:p>0.25</text:p>
          </table:table-cell>
          <table:table-cell office:value-type="float" office:value="2227.0">
            <text:p>2227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588">
            <text:p>SRR-1588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1845.0">
            <text:p>184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807">
            <text:p>Q-807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2377.0">
            <text:p>2377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806">
            <text:p>Q-806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2275.0">
            <text:p>22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8">
            <text:p>Q-588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8620.0">
            <text:p>8620.0</text:p>
          </table:table-cell>
          <table:table-cell office:value-type="float" office:value="160.0">
            <text:p>1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88">
            <text:p>-6.8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7">
            <text:p>Q-587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7610.0">
            <text:p>7610.0</text:p>
          </table:table-cell>
          <table:table-cell office:value-type="float" office:value="150.0">
            <text:p>1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58">
            <text:p>-6.5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6">
            <text:p>Q-586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6695.0">
            <text:p>6695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48">
            <text:p>-6.4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5">
            <text:p>Q-585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330.0">
            <text:p>533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28">
            <text:p>-6.2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4">
            <text:p>Q-584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465.0">
            <text:p>5465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23">
            <text:p>-6.2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3">
            <text:p>Q-583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295.0">
            <text:p>5295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8">
            <text:p>-6.0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490">
            <text:p>Q-490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3915.0">
            <text:p>391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2">
            <text:p>Q-582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310.0">
            <text:p>5310.0</text:p>
          </table:table-cell>
          <table:table-cell office:value-type="float" office:value="120.0">
            <text:p>12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3">
            <text:p>-5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0">
            <text:p>Q-580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800.0">
            <text:p>480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1">
            <text:p>-6.6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8644">
            <text:p>HV-8644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2970.0">
            <text:p>297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2">
            <text:p>-3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589">
            <text:p>SRR-1589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4180.0">
            <text:p>4180.0</text:p>
          </table:table-cell>
          <table:table-cell office:value-type="float" office:value="75.0">
            <text:p>7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6">
            <text:p>-7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590">
            <text:p>SRR-1590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4500.0">
            <text:p>450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4">
            <text:p>-8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5">
            <text:p>SRR-1755</text:p>
          </table:table-cell>
          <table:table-cell office:value-type="float" office:value="52.72">
            <text:p>52.72</text:p>
          </table:table-cell>
          <table:table-cell office:value-type="float" office:value="0.08">
            <text:p>0.08</text:p>
          </table:table-cell>
          <table:table-cell office:value-type="float" office:value="2270.0">
            <text:p>22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7">
            <text:p>-4.1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6">
            <text:p>SRR-1756</text:p>
          </table:table-cell>
          <table:table-cell office:value-type="float" office:value="52.61">
            <text:p>52.61</text:p>
          </table:table-cell>
          <table:table-cell office:value-type="float" office:value="-0.08">
            <text:p>-0.08</text:p>
          </table:table-cell>
          <table:table-cell office:value-type="float" office:value="3050.0">
            <text:p>30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7">
            <text:p>-4.2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2">
            <text:p>SRR-4632</text:p>
          </table:table-cell>
          <table:table-cell office:value-type="float" office:value="53.11">
            <text:p>53.11</text:p>
          </table:table-cell>
          <table:table-cell office:value-type="float" office:value="-0.07">
            <text:p>-0.07</text:p>
          </table:table-cell>
          <table:table-cell office:value-type="float" office:value="3950.0">
            <text:p>39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4">
            <text:p>-3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9">
            <text:p>SRR-1759</text:p>
          </table:table-cell>
          <table:table-cell office:value-type="float" office:value="52.63">
            <text:p>52.63</text:p>
          </table:table-cell>
          <table:table-cell office:value-type="float" office:value="0.05">
            <text:p>0.05</text:p>
          </table:table-cell>
          <table:table-cell office:value-type="float" office:value="2510.0">
            <text:p>25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60">
            <text:p>SRR-1760</text:p>
          </table:table-cell>
          <table:table-cell office:value-type="float" office:value="52.63">
            <text:p>52.63</text:p>
          </table:table-cell>
          <table:table-cell office:value-type="float" office:value="0.05">
            <text:p>0.05</text:p>
          </table:table-cell>
          <table:table-cell office:value-type="float" office:value="4520.0">
            <text:p>45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93">
            <text:p>-7.93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61">
            <text:p>SRR-1761</text:p>
          </table:table-cell>
          <table:table-cell office:value-type="float" office:value="52.63">
            <text:p>52.63</text:p>
          </table:table-cell>
          <table:table-cell office:value-type="float" office:value="0.05">
            <text:p>0.05</text:p>
          </table:table-cell>
          <table:table-cell office:value-type="float" office:value="6080.0">
            <text:p>6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5">
            <text:p>-12.25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1">
            <text:p>Q-581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130.0">
            <text:p>513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2">
            <text:p>-6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3">
            <text:p>SRR-4633</text:p>
          </table:table-cell>
          <table:table-cell office:value-type="float" office:value="53.11">
            <text:p>53.11</text:p>
          </table:table-cell>
          <table:table-cell office:value-type="float" office:value="-0.07">
            <text:p>-0.07</text:p>
          </table:table-cell>
          <table:table-cell office:value-type="float" office:value="4030.0">
            <text:p>40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6">
            <text:p>-4.2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3">
            <text:p>Q-2553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720.0">
            <text:p>37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3">
            <text:p>-4.83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5">
            <text:p>SRR-4635</text:p>
          </table:table-cell>
          <table:table-cell office:value-type="float" office:value="53.03">
            <text:p>53.03</text:p>
          </table:table-cell>
          <table:table-cell office:value-type="float" office:value="0.05">
            <text:p>0.05</text:p>
          </table:table-cell>
          <table:table-cell office:value-type="float" office:value="4465.0">
            <text:p>44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9">
            <text:p>IGS-119</text:p>
          </table:table-cell>
          <table:table-cell office:value-type="float" office:value="52.76">
            <text:p>52.76</text:p>
          </table:table-cell>
          <table:table-cell office:value-type="float" office:value="-0.17">
            <text:p>-0.17</text:p>
          </table:table-cell>
          <table:table-cell office:value-type="float" office:value="4890.0">
            <text:p>48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9">
            <text:p>-8.6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8">
            <text:p>IGS-118</text:p>
          </table:table-cell>
          <table:table-cell office:value-type="float" office:value="52.76">
            <text:p>52.76</text:p>
          </table:table-cell>
          <table:table-cell office:value-type="float" office:value="-0.17">
            <text:p>-0.17</text:p>
          </table:table-cell>
          <table:table-cell office:value-type="float" office:value="4445.0">
            <text:p>444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2">
            <text:p>-6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2">
            <text:p>IGS-112</text:p>
          </table:table-cell>
          <table:table-cell office:value-type="float" office:value="53.1">
            <text:p>53.1</text:p>
          </table:table-cell>
          <table:table-cell office:value-type="float" office:value="-0.23">
            <text:p>-0.23</text:p>
          </table:table-cell>
          <table:table-cell office:value-type="float" office:value="4130.0">
            <text:p>41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1">
            <text:p>IGS-111</text:p>
          </table:table-cell>
          <table:table-cell office:value-type="float" office:value="53.13">
            <text:p>53.13</text:p>
          </table:table-cell>
          <table:table-cell office:value-type="float" office:value="-0.24">
            <text:p>-0.24</text:p>
          </table:table-cell>
          <table:table-cell office:value-type="float" office:value="3980.0">
            <text:p>39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0">
            <text:p>IGS-110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4155.0">
            <text:p>415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09">
            <text:p>IGS-109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3945.0">
            <text:p>394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47">
            <text:p>HAR-147</text:p>
          </table:table-cell>
          <table:table-cell office:value-type="float" office:value="53.11">
            <text:p>53.11</text:p>
          </table:table-cell>
          <table:table-cell office:value-type="float" office:value="-0.23">
            <text:p>-0.23</text:p>
          </table:table-cell>
          <table:table-cell office:value-type="float" office:value="4080.0">
            <text:p>408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48">
            <text:p>HAR-148</text:p>
          </table:table-cell>
          <table:table-cell office:value-type="float" office:value="53.09">
            <text:p>53.09</text:p>
          </table:table-cell>
          <table:table-cell office:value-type="float" office:value="-0.23">
            <text:p>-0.23</text:p>
          </table:table-cell>
          <table:table-cell office:value-type="float" office:value="3770.0">
            <text:p>377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49">
            <text:p>HAR-149</text:p>
          </table:table-cell>
          <table:table-cell office:value-type="float" office:value="53.08">
            <text:p>53.08</text:p>
          </table:table-cell>
          <table:table-cell office:value-type="float" office:value="-0.21">
            <text:p>-0.21</text:p>
          </table:table-cell>
          <table:table-cell office:value-type="float" office:value="3620.0">
            <text:p>362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9">
            <text:p>-3.79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50">
            <text:p>HAR-150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4162.0">
            <text:p>4162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51">
            <text:p>HAR-151</text:p>
          </table:table-cell>
          <table:table-cell office:value-type="float" office:value="53.11">
            <text:p>53.11</text:p>
          </table:table-cell>
          <table:table-cell office:value-type="float" office:value="-0.23">
            <text:p>-0.23</text:p>
          </table:table-cell>
          <table:table-cell office:value-type="float" office:value="4116.0">
            <text:p>4116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89">
            <text:p>HAR-189</text:p>
          </table:table-cell>
          <table:table-cell office:value-type="float" office:value="53.09">
            <text:p>53.09</text:p>
          </table:table-cell>
          <table:table-cell office:value-type="float" office:value="-0.23">
            <text:p>-0.23</text:p>
          </table:table-cell>
          <table:table-cell office:value-type="float" office:value="3950.0">
            <text:p>395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92">
            <text:p>HAR-192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4210.0">
            <text:p>42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011">
            <text:p>HV-10011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575.0">
            <text:p>657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47">
            <text:p>-11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016">
            <text:p>HV-10016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075.0">
            <text:p>507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8">
            <text:p>-8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017">
            <text:p>HV-10017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435.0">
            <text:p>543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8">
            <text:p>-9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06">
            <text:p>HV-10806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570.0">
            <text:p>55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52">
            <text:p>-9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07">
            <text:p>HV-10807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675.0">
            <text:p>567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2">
            <text:p>-9.8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08">
            <text:p>HV-10808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2595.0">
            <text:p>259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17">
            <text:p>HV-10817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840.0">
            <text:p>58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72">
            <text:p>-10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8">
            <text:p>HV-9268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3430.0">
            <text:p>343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7">
            <text:p>HV-9267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2780.0">
            <text:p>278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5">
            <text:p>-2.9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5">
            <text:p>HV-9265</text:p>
          </table:table-cell>
          <table:table-cell office:value-type="float" office:value="52.76">
            <text:p>52.76</text:p>
          </table:table-cell>
          <table:table-cell office:value-type="float" office:value="-0.33">
            <text:p>-0.33</text:p>
          </table:table-cell>
          <table:table-cell office:value-type="float" office:value="3415.0">
            <text:p>3415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4">
            <text:p>HV-9264</text:p>
          </table:table-cell>
          <table:table-cell office:value-type="float" office:value="52.76">
            <text:p>52.76</text:p>
          </table:table-cell>
          <table:table-cell office:value-type="float" office:value="-0.33">
            <text:p>-0.33</text:p>
          </table:table-cell>
          <table:table-cell office:value-type="float" office:value="2635.0">
            <text:p>2635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8">
            <text:p>-3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3">
            <text:p>HV-9263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415.0">
            <text:p>6415.0</text:p>
          </table:table-cell>
          <table:table-cell office:value-type="float" office:value="185.0">
            <text:p>1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72">
            <text:p>-11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2">
            <text:p>HV-9262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275.0">
            <text:p>6275.0</text:p>
          </table:table-cell>
          <table:table-cell office:value-type="float" office:value="125.0">
            <text:p>12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06">
            <text:p>-12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1">
            <text:p>HV-9261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580.0">
            <text:p>558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59">
            <text:p>-11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8648">
            <text:p>HV-8648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3580.0">
            <text:p>358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9">
            <text:p>-3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8645">
            <text:p>HV-8645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3485.0">
            <text:p>3485.0</text:p>
          </table:table-cell>
          <table:table-cell office:value-type="float" office:value="75.0">
            <text:p>7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4">
            <text:p>-2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1">
            <text:p>IGS-121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175.0">
            <text:p>51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3">
            <text:p>-9.4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4">
            <text:p>SRR-4634</text:p>
          </table:table-cell>
          <table:table-cell office:value-type="float" office:value="53.0">
            <text:p>53.0</text:p>
          </table:table-cell>
          <table:table-cell office:value-type="float" office:value="0.04">
            <text:p>0.04</text:p>
          </table:table-cell>
          <table:table-cell office:value-type="float" office:value="4950.0">
            <text:p>49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9">
            <text:p>-6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2">
            <text:p>IGS-122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600.0">
            <text:p>56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3">
            <text:p>-10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6">
            <text:p>IGS-126</text:p>
          </table:table-cell>
          <table:table-cell office:value-type="float" office:value="52.69">
            <text:p>52.69</text:p>
          </table:table-cell>
          <table:table-cell office:value-type="float" office:value="0.41">
            <text:p>0.41</text:p>
          </table:table-cell>
          <table:table-cell office:value-type="float" office:value="1875.0">
            <text:p>18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6">
            <text:p>-3.56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6">
            <text:p>SRR-4636</text:p>
          </table:table-cell>
          <table:table-cell office:value-type="float" office:value="53.03">
            <text:p>53.03</text:p>
          </table:table-cell>
          <table:table-cell office:value-type="float" office:value="0.05">
            <text:p>0.05</text:p>
          </table:table-cell>
          <table:table-cell office:value-type="float" office:value="4465.0">
            <text:p>44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7">
            <text:p>SRR-4637</text:p>
          </table:table-cell>
          <table:table-cell office:value-type="float" office:value="53.02">
            <text:p>53.02</text:p>
          </table:table-cell>
          <table:table-cell office:value-type="float" office:value="0.04">
            <text:p>0.04</text:p>
          </table:table-cell>
          <table:table-cell office:value-type="float" office:value="5365.0">
            <text:p>53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8">
            <text:p>SRR-4638</text:p>
          </table:table-cell>
          <table:table-cell office:value-type="float" office:value="53.02">
            <text:p>53.02</text:p>
          </table:table-cell>
          <table:table-cell office:value-type="float" office:value="0.04">
            <text:p>0.04</text:p>
          </table:table-cell>
          <table:table-cell office:value-type="float" office:value="5560.0">
            <text:p>556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1">
            <text:p>-8.3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2">
            <text:p>Q-2552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700.0">
            <text:p>37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4">
            <text:p>AA-26374</text:p>
          </table:table-cell>
          <table:table-cell office:value-type="float" office:value="53.06">
            <text:p>53.06</text:p>
          </table:table-cell>
          <table:table-cell office:value-type="float" office:value="0.15">
            <text:p>0.15</text:p>
          </table:table-cell>
          <table:table-cell office:value-type="float" office:value="4735.0">
            <text:p>473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">
            <text:p>-5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3">
            <text:p>AA-26373</text:p>
          </table:table-cell>
          <table:table-cell office:value-type="float" office:value="53.06">
            <text:p>53.06</text:p>
          </table:table-cell>
          <table:table-cell office:value-type="float" office:value="0.15">
            <text:p>0.15</text:p>
          </table:table-cell>
          <table:table-cell office:value-type="float" office:value="4495.0">
            <text:p>4495.0</text:p>
          </table:table-cell>
          <table:table-cell office:value-type="float" office:value="85.0">
            <text:p>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5">
            <text:p>-5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2">
            <text:p>AA-26372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5775.0">
            <text:p>577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5">
            <text:p>-9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1">
            <text:p>AA-26371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5695.0">
            <text:p>569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19">
            <text:p>-9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0">
            <text:p>AA-26370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4805.0">
            <text:p>480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5">
            <text:p>-7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9">
            <text:p>AA-26369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4495.0">
            <text:p>44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9">
            <text:p>-6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8">
            <text:p>AA-26368</text:p>
          </table:table-cell>
          <table:table-cell office:value-type="float" office:value="52.63">
            <text:p>52.63</text:p>
          </table:table-cell>
          <table:table-cell office:value-type="float" office:value="0.25">
            <text:p>0.25</text:p>
          </table:table-cell>
          <table:table-cell office:value-type="float" office:value="6930.0">
            <text:p>693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09">
            <text:p>-13.0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7">
            <text:p>AA-26367</text:p>
          </table:table-cell>
          <table:table-cell office:value-type="float" office:value="52.63">
            <text:p>52.63</text:p>
          </table:table-cell>
          <table:table-cell office:value-type="float" office:value="0.25">
            <text:p>0.25</text:p>
          </table:table-cell>
          <table:table-cell office:value-type="float" office:value="6670.0">
            <text:p>667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2">
            <text:p>-14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6">
            <text:p>AA-26366</text:p>
          </table:table-cell>
          <table:table-cell office:value-type="float" office:value="52.74">
            <text:p>52.74</text:p>
          </table:table-cell>
          <table:table-cell office:value-type="float" office:value="0.39">
            <text:p>0.39</text:p>
          </table:table-cell>
          <table:table-cell office:value-type="float" office:value="6045.0">
            <text:p>604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7">
            <text:p>-9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4">
            <text:p>AA-26364</text:p>
          </table:table-cell>
          <table:table-cell office:value-type="float" office:value="52.74">
            <text:p>52.74</text:p>
          </table:table-cell>
          <table:table-cell office:value-type="float" office:value="0.39">
            <text:p>0.39</text:p>
          </table:table-cell>
          <table:table-cell office:value-type="float" office:value="2925.0">
            <text:p>2925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2">
            <text:p>-4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3">
            <text:p>AA-26363</text:p>
          </table:table-cell>
          <table:table-cell office:value-type="float" office:value="52.74">
            <text:p>52.74</text:p>
          </table:table-cell>
          <table:table-cell office:value-type="float" office:value="0.39">
            <text:p>0.39</text:p>
          </table:table-cell>
          <table:table-cell office:value-type="float" office:value="1940.0">
            <text:p>194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2">
            <text:p>-3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2">
            <text:p>AA-26362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2435.0">
            <text:p>243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1">
            <text:p>AA-26361</text:p>
          </table:table-cell>
          <table:table-cell office:value-type="float" office:value="52.88">
            <text:p>52.88</text:p>
          </table:table-cell>
          <table:table-cell office:value-type="float" office:value="-0.17">
            <text:p>-0.17</text:p>
          </table:table-cell>
          <table:table-cell office:value-type="float" office:value="4845.0">
            <text:p>484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0">
            <text:p>AA-26360</text:p>
          </table:table-cell>
          <table:table-cell office:value-type="float" office:value="52.88">
            <text:p>52.88</text:p>
          </table:table-cell>
          <table:table-cell office:value-type="float" office:value="-0.17">
            <text:p>-0.17</text:p>
          </table:table-cell>
          <table:table-cell office:value-type="float" office:value="4895.0">
            <text:p>489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9">
            <text:p>-6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9">
            <text:p>AA-26359</text:p>
          </table:table-cell>
          <table:table-cell office:value-type="float" office:value="52.61">
            <text:p>52.61</text:p>
          </table:table-cell>
          <table:table-cell office:value-type="float" office:value="0.07">
            <text:p>0.07</text:p>
          </table:table-cell>
          <table:table-cell office:value-type="float" office:value="2080.0">
            <text:p>20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8">
            <text:p>AA-26358</text:p>
          </table:table-cell>
          <table:table-cell office:value-type="float" office:value="52.61">
            <text:p>52.61</text:p>
          </table:table-cell>
          <table:table-cell office:value-type="float" office:value="0.07">
            <text:p>0.07</text:p>
          </table:table-cell>
          <table:table-cell office:value-type="float" office:value="1220.0">
            <text:p>12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7">
            <text:p>AA-26357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875.0">
            <text:p>587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1">
            <text:p>-1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4">
            <text:p>Q-2824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6170.0">
            <text:p>617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1">
            <text:p>-10.6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6">
            <text:p>AA-26356</text:p>
          </table:table-cell>
          <table:table-cell office:value-type="float" office:value="53.09">
            <text:p>53.09</text:p>
          </table:table-cell>
          <table:table-cell office:value-type="float" office:value="0.09">
            <text:p>0.09</text:p>
          </table:table-cell>
          <table:table-cell office:value-type="float" office:value="3180.0">
            <text:p>31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2">
            <text:p>-3.82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5">
            <text:p>AA-26355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2920.0">
            <text:p>29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6">
            <text:p>-3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76">
            <text:p>IGS-76</text:p>
          </table:table-cell>
          <table:table-cell office:value-type="float" office:value="52.82">
            <text:p>52.82</text:p>
          </table:table-cell>
          <table:table-cell office:value-type="float" office:value="-0.14">
            <text:p>-0.14</text:p>
          </table:table-cell>
          <table:table-cell office:value-type="float" office:value="6220.0">
            <text:p>62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86">
            <text:p>-10.86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75">
            <text:p>IGS-75</text:p>
          </table:table-cell>
          <table:table-cell office:value-type="float" office:value="52.82">
            <text:p>52.82</text:p>
          </table:table-cell>
          <table:table-cell office:value-type="float" office:value="-0.14">
            <text:p>-0.14</text:p>
          </table:table-cell>
          <table:table-cell office:value-type="float" office:value="6240.0">
            <text:p>624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6">
            <text:p>-12.26</text:p>
          </table:table-cell>
          <table:table-cell office:value-type="float" office:value="1.19">
            <text:p>1.19</text:p>
          </table:table-cell>
          <table:table-cell office:value-type="float" office:value="1.19">
            <text:p>1.1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64">
            <text:p>IGS-64</text:p>
          </table:table-cell>
          <table:table-cell office:value-type="float" office:value="52.76">
            <text:p>52.76</text:p>
          </table:table-cell>
          <table:table-cell office:value-type="float" office:value="-0.17">
            <text:p>-0.17</text:p>
          </table:table-cell>
          <table:table-cell office:value-type="float" office:value="4950.0">
            <text:p>4950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7">
            <text:p>-7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8">
            <text:p>IGS-128</text:p>
          </table:table-cell>
          <table:table-cell office:value-type="float" office:value="52.69">
            <text:p>52.69</text:p>
          </table:table-cell>
          <table:table-cell office:value-type="float" office:value="0.41">
            <text:p>0.41</text:p>
          </table:table-cell>
          <table:table-cell office:value-type="float" office:value="5440.0">
            <text:p>54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7">
            <text:p>-7.47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7">
            <text:p>IGS-127</text:p>
          </table:table-cell>
          <table:table-cell office:value-type="float" office:value="52.69">
            <text:p>52.69</text:p>
          </table:table-cell>
          <table:table-cell office:value-type="float" office:value="0.41">
            <text:p>0.41</text:p>
          </table:table-cell>
          <table:table-cell office:value-type="float" office:value="3215.0">
            <text:p>321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4">
            <text:p>-5.04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3">
            <text:p>IGS-123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905.0">
            <text:p>590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29">
            <text:p>-10.2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3">
            <text:p>Q-2823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5850.0">
            <text:p>58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9">
            <text:p>-10.6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47">
            <text:p>Q-547</text:p>
          </table:table-cell>
          <table:table-cell office:value-type="float" office:value="52.66">
            <text:p>52.66</text:p>
          </table:table-cell>
          <table:table-cell office:value-type="float" office:value="0.37">
            <text:p>0.37</text:p>
          </table:table-cell>
          <table:table-cell office:value-type="float" office:value="3305.0">
            <text:p>330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6">
            <text:p>-3.5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1">
            <text:p>Q-2821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3810.0">
            <text:p>38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5">
            <text:p>-5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3">
            <text:p>Q-2563</text:p>
          </table:table-cell>
          <table:table-cell office:value-type="float" office:value="53.08">
            <text:p>53.08</text:p>
          </table:table-cell>
          <table:table-cell office:value-type="float" office:value="0.06">
            <text:p>0.06</text:p>
          </table:table-cell>
          <table:table-cell office:value-type="float" office:value="3120.0">
            <text:p>31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1">
            <text:p>-3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2">
            <text:p>Q-2822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5710.0">
            <text:p>57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96">
            <text:p>-9.9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9">
            <text:p>Q-2559</text:p>
          </table:table-cell>
          <table:table-cell office:value-type="float" office:value="52.94">
            <text:p>52.94</text:p>
          </table:table-cell>
          <table:table-cell office:value-type="float" office:value="-0.16">
            <text:p>-0.16</text:p>
          </table:table-cell>
          <table:table-cell office:value-type="float" office:value="1780.0">
            <text:p>17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6">
            <text:p>-2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8">
            <text:p>Q-2558</text:p>
          </table:table-cell>
          <table:table-cell office:value-type="float" office:value="52.94">
            <text:p>52.94</text:p>
          </table:table-cell>
          <table:table-cell office:value-type="float" office:value="-0.16">
            <text:p>-0.16</text:p>
          </table:table-cell>
          <table:table-cell office:value-type="float" office:value="1590.0">
            <text:p>15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2">
            <text:p>-1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7">
            <text:p>Q-2557</text:p>
          </table:table-cell>
          <table:table-cell office:value-type="float" office:value="52.94">
            <text:p>52.94</text:p>
          </table:table-cell>
          <table:table-cell office:value-type="float" office:value="-0.16">
            <text:p>-0.16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3">
            <text:p>-2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6">
            <text:p>Q-2556</text:p>
          </table:table-cell>
          <table:table-cell office:value-type="float" office:value="52.94">
            <text:p>52.94</text:p>
          </table:table-cell>
          <table:table-cell office:value-type="float" office:value="-0.11">
            <text:p>-0.11</text:p>
          </table:table-cell>
          <table:table-cell office:value-type="float" office:value="1660.0">
            <text:p>16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5">
            <text:p>Q-2555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960.0">
            <text:p>39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7">
            <text:p>-3.8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6">
            <text:p>AA-22366</text:p>
          </table:table-cell>
          <table:table-cell office:value-type="float" office:value="53.03">
            <text:p>53.03</text:p>
          </table:table-cell>
          <table:table-cell office:value-type="float" office:value="0.19">
            <text:p>0.19</text:p>
          </table:table-cell>
          <table:table-cell office:value-type="float" office:value="6860.0">
            <text:p>686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84">
            <text:p>-12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5">
            <text:p>AA-22365</text:p>
          </table:table-cell>
          <table:table-cell office:value-type="float" office:value="53.03">
            <text:p>53.03</text:p>
          </table:table-cell>
          <table:table-cell office:value-type="float" office:value="0.19">
            <text:p>0.19</text:p>
          </table:table-cell>
          <table:table-cell office:value-type="float" office:value="6920.0">
            <text:p>6920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69">
            <text:p>-12.6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4">
            <text:p>AA-22364</text:p>
          </table:table-cell>
          <table:table-cell office:value-type="float" office:value="52.78">
            <text:p>52.78</text:p>
          </table:table-cell>
          <table:table-cell office:value-type="float" office:value="-0.13">
            <text:p>-0.13</text:p>
          </table:table-cell>
          <table:table-cell office:value-type="float" office:value="6270.0">
            <text:p>62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">
            <text:p>-1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3">
            <text:p>AA-22363</text:p>
          </table:table-cell>
          <table:table-cell office:value-type="float" office:value="52.78">
            <text:p>52.78</text:p>
          </table:table-cell>
          <table:table-cell office:value-type="float" office:value="-0.13">
            <text:p>-0.13</text:p>
          </table:table-cell>
          <table:table-cell office:value-type="float" office:value="6230.0">
            <text:p>62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8">
            <text:p>-11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2">
            <text:p>AA-22362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310.0">
            <text:p>631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5">
            <text:p>-11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1">
            <text:p>AA-22361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925.0">
            <text:p>592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13">
            <text:p>-11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0">
            <text:p>AA-22360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130.0">
            <text:p>513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49">
            <text:p>-8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9">
            <text:p>AA-22359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4165.0">
            <text:p>416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8">
            <text:p>-7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8">
            <text:p>AA-22358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6080.0">
            <text:p>6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39">
            <text:p>-10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7">
            <text:p>AA-22357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635.0">
            <text:p>563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28">
            <text:p>-10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6">
            <text:p>AA-22356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095.0">
            <text:p>509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52">
            <text:p>-9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5">
            <text:p>AA-22355</text:p>
          </table:table-cell>
          <table:table-cell office:value-type="float" office:value="52.75">
            <text:p>52.75</text:p>
          </table:table-cell>
          <table:table-cell office:value-type="float" office:value="0.33">
            <text:p>0.33</text:p>
          </table:table-cell>
          <table:table-cell office:value-type="float" office:value="7215.0">
            <text:p>72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32">
            <text:p>-16.3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4">
            <text:p>Q-2564</text:p>
          </table:table-cell>
          <table:table-cell office:value-type="float" office:value="53.08">
            <text:p>53.08</text:p>
          </table:table-cell>
          <table:table-cell office:value-type="float" office:value="0.06">
            <text:p>0.06</text:p>
          </table:table-cell>
          <table:table-cell office:value-type="float" office:value="3390.0">
            <text:p>3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4">
            <text:p>AA-22354</text:p>
          </table:table-cell>
          <table:table-cell office:value-type="float" office:value="52.75">
            <text:p>52.75</text:p>
          </table:table-cell>
          <table:table-cell office:value-type="float" office:value="0.33">
            <text:p>0.33</text:p>
          </table:table-cell>
          <table:table-cell office:value-type="float" office:value="7035.0">
            <text:p>703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98">
            <text:p>-15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5">
            <text:p>Q-2565</text:p>
          </table:table-cell>
          <table:table-cell office:value-type="float" office:value="53.03">
            <text:p>53.03</text:p>
          </table:table-cell>
          <table:table-cell office:value-type="float" office:value="-0.09">
            <text:p>-0.09</text:p>
          </table:table-cell>
          <table:table-cell office:value-type="float" office:value="3825.0">
            <text:p>382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2">
            <text:p>-3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7">
            <text:p>Q-2567</text:p>
          </table:table-cell>
          <table:table-cell office:value-type="float" office:value="53.03">
            <text:p>53.03</text:p>
          </table:table-cell>
          <table:table-cell office:value-type="float" office:value="-0.09">
            <text:p>-0.09</text:p>
          </table:table-cell>
          <table:table-cell office:value-type="float" office:value="3790.0">
            <text:p>37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8">
            <text:p>-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7">
            <text:p>Q-2587</text:p>
          </table:table-cell>
          <table:table-cell office:value-type="float" office:value="52.69">
            <text:p>52.69</text:p>
          </table:table-cell>
          <table:table-cell office:value-type="float" office:value="0.34">
            <text:p>0.34</text:p>
          </table:table-cell>
          <table:table-cell office:value-type="float" office:value="1820.0">
            <text:p>18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5">
            <text:p>Q-2585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3855.0">
            <text:p>385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2">
            <text:p>-5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1">
            <text:p>AA-22671</text:p>
          </table:table-cell>
          <table:table-cell office:value-type="float" office:value="52.82">
            <text:p>52.82</text:p>
          </table:table-cell>
          <table:table-cell office:value-type="float" office:value="-0.17">
            <text:p>-0.17</text:p>
          </table:table-cell>
          <table:table-cell office:value-type="float" office:value="5890.0">
            <text:p>589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15">
            <text:p>-9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0">
            <text:p>AA-22670</text:p>
          </table:table-cell>
          <table:table-cell office:value-type="float" office:value="52.82">
            <text:p>52.82</text:p>
          </table:table-cell>
          <table:table-cell office:value-type="float" office:value="-0.17">
            <text:p>-0.17</text:p>
          </table:table-cell>
          <table:table-cell office:value-type="float" office:value="5345.0">
            <text:p>534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7">
            <text:p>-8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69">
            <text:p>AA-22669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255.0">
            <text:p>625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33">
            <text:p>-11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68">
            <text:p>AA-22668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265.0">
            <text:p>626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4">
            <text:p>-11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4">
            <text:p>Q-2584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3630.0">
            <text:p>36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3">
            <text:p>-4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1">
            <text:p>Q-2581</text:p>
          </table:table-cell>
          <table:table-cell office:value-type="float" office:value="52.44">
            <text:p>52.44</text:p>
          </table:table-cell>
          <table:table-cell office:value-type="float" office:value="0.27">
            <text:p>0.27</text:p>
          </table:table-cell>
          <table:table-cell office:value-type="float" office:value="4150.0">
            <text:p>41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0">
            <text:p>Q-2580</text:p>
          </table:table-cell>
          <table:table-cell office:value-type="float" office:value="52.44">
            <text:p>52.44</text:p>
          </table:table-cell>
          <table:table-cell office:value-type="float" office:value="0.27">
            <text:p>0.27</text:p>
          </table:table-cell>
          <table:table-cell office:value-type="float" office:value="3800.0">
            <text:p>380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9">
            <text:p>Q-2579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4430.0">
            <text:p>44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7">
            <text:p>-7.2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8">
            <text:p>Q-2578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3550.0">
            <text:p>3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9">
            <text:p>-5.4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7">
            <text:p>Q-2577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960.0">
            <text:p>29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6">
            <text:p>Q-2576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850.0">
            <text:p>2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5">
            <text:p>Q-2575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630.0">
            <text:p>26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1">
            <text:p>-4.11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3">
            <text:p>Q-2573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4150.0">
            <text:p>41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4">
            <text:p>-5.9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2">
            <text:p>Q-2572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3855.0">
            <text:p>385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4">
            <text:p>-5.1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1">
            <text:p>Q-2571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2360.0">
            <text:p>236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2">
            <text:p>-4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9">
            <text:p>Q-2569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2240.0">
            <text:p>224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3">
            <text:p>-4.33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8">
            <text:p>Q-2568</text:p>
          </table:table-cell>
          <table:table-cell office:value-type="float" office:value="53.07">
            <text:p>53.07</text:p>
          </table:table-cell>
          <table:table-cell office:value-type="float" office:value="-0.16">
            <text:p>-0.16</text:p>
          </table:table-cell>
          <table:table-cell office:value-type="float" office:value="3810.0">
            <text:p>38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2">
            <text:p>-3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6">
            <text:p>Q-2566</text:p>
          </table:table-cell>
          <table:table-cell office:value-type="float" office:value="53.03">
            <text:p>53.03</text:p>
          </table:table-cell>
          <table:table-cell office:value-type="float" office:value="-0.09">
            <text:p>-0.09</text:p>
          </table:table-cell>
          <table:table-cell office:value-type="float" office:value="4070.0">
            <text:p>40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4">
            <text:p>Q-2554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780.0">
            <text:p>37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66">
            <text:p>-3.66</text:p>
          </table:table-cell>
          <table:table-cell office:value-type="float" office:value="2.14">
            <text:p>2.14</text:p>
          </table:table-cell>
          <table:table-cell office:value-type="float" office:value="2.14">
            <text:p>2.1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1">
            <text:p>Q-2501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260.0">
            <text:p>3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2">
            <text:p>Q-2502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550.0">
            <text:p>3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8">
            <text:p>-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7">
            <text:p>Q-2537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350.0">
            <text:p>4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8">
            <text:p>Q-2538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390.0">
            <text:p>4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8">
            <text:p>-6.8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9">
            <text:p>Q-2539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410.0">
            <text:p>44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7">
            <text:p>-6.9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0">
            <text:p>Q-2540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435.0">
            <text:p>443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86">
            <text:p>-5.8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1">
            <text:p>Q-2541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485.0">
            <text:p>448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4">
            <text:p>-5.94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2">
            <text:p>Q-2542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600.0">
            <text:p>46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2">
            <text:p>-6.0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A">
            <text:p>WW4A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5140.0">
            <text:p>51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0.84">
            <text:p>0.84</text:p>
          </table:table-cell>
          <table:table-cell office:value-type="float" office:value="0.84">
            <text:p>0.8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B">
            <text:p>WW4B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3860.0">
            <text:p>38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5">
            <text:p>-7.6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C">
            <text:p>WW4C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4030.0">
            <text:p>40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2">
            <text:p>-8.2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D">
            <text:p>WW4D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5000.0">
            <text:p>50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5">
            <text:p>-8.2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3">
            <text:p>Q-2543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250.0">
            <text:p>42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4">
            <text:p>Q-2544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230.0">
            <text:p>42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5">
            <text:p>Q-2545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285.0">
            <text:p>428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3">
            <text:p>-6.0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6">
            <text:p>Q-2546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340.0">
            <text:p>43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7">
            <text:p>-6.0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7">
            <text:p>Q-2547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460.0">
            <text:p>446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1">
            <text:p>-4.81</text:p>
          </table:table-cell>
          <table:table-cell office:value-type="float" office:value="2.14">
            <text:p>2.14</text:p>
          </table:table-cell>
          <table:table-cell office:value-type="float" office:value="2.14">
            <text:p>2.1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8">
            <text:p>Q-2548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4135.0">
            <text:p>413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9">
            <text:p>Q-2549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4225.0">
            <text:p>422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8">
            <text:p>-6.2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0">
            <text:p>Q-2550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4490.0">
            <text:p>44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3">
            <text:p>-6.4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1">
            <text:p>Q-2551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3815.0">
            <text:p>38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1">
            <text:p>Q-2531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4300.0">
            <text:p>4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3">
            <text:p>-6.0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0">
            <text:p>Q-2530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4190.0">
            <text:p>41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2">
            <text:p>-5.9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9">
            <text:p>Q-2529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4140.0">
            <text:p>41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76">
            <text:p>-5.7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8">
            <text:p>Q-2528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3955.0">
            <text:p>39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3">
            <text:p>-6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5">
            <text:p>Q-2505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340.0">
            <text:p>33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0.08">
            <text:p>0.08</text:p>
          </table:table-cell>
          <table:table-cell office:value-type="float" office:value="0.08">
            <text:p>0.0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6">
            <text:p>Q-2506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975.0">
            <text:p>397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9">
            <text:p>-3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7">
            <text:p>Q-2507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4260.0">
            <text:p>4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3">
            <text:p>-4.0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8">
            <text:p>Q-2508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010.0">
            <text:p>20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0">
            <text:p>Q-2510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430.0">
            <text:p>24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1">
            <text:p>Q-2511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100.0">
            <text:p>21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4">
            <text:p>Q-2514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710.0">
            <text:p>27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2">
            <text:p>-3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5">
            <text:p>Q-2515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440.0">
            <text:p>244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2">
            <text:p>-2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6">
            <text:p>Q-2516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410.0">
            <text:p>241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5">
            <text:p>AA-22675</text:p>
          </table:table-cell>
          <table:table-cell office:value-type="float" office:value="52.76">
            <text:p>52.76</text:p>
          </table:table-cell>
          <table:table-cell office:value-type="float" office:value="0.05">
            <text:p>0.05</text:p>
          </table:table-cell>
          <table:table-cell office:value-type="float" office:value="3985.0">
            <text:p>39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7">
            <text:p>Q-2517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380.0">
            <text:p>238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9">
            <text:p>Q-2519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120.0">
            <text:p>21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2">
            <text:p>-3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1">
            <text:p>Q-2521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720.0">
            <text:p>27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8">
            <text:p>-3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2">
            <text:p>Q-2522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350.0">
            <text:p>2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3">
            <text:p>Q-2523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470.0">
            <text:p>24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2">
            <text:p>-3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4">
            <text:p>Q-2524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330.0">
            <text:p>23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5">
            <text:p>Q-2525</text:p>
          </table:table-cell>
          <table:table-cell office:value-type="float" office:value="53.1">
            <text:p>53.1</text:p>
          </table:table-cell>
          <table:table-cell office:value-type="float" office:value="0.03">
            <text:p>0.03</text:p>
          </table:table-cell>
          <table:table-cell office:value-type="float" office:value="3825.0">
            <text:p>382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CAR-830">
            <text:p>CAR-830</text:p>
          </table:table-cell>
          <table:table-cell office:value-type="float" office:value="52.37">
            <text:p>52.37</text:p>
          </table:table-cell>
          <table:table-cell office:value-type="float" office:value="0.09">
            <text:p>0.09</text:p>
          </table:table-cell>
          <table:table-cell office:value-type="float" office:value="3480.0">
            <text:p>348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CAR-829">
            <text:p>CAR-829</text:p>
          </table:table-cell>
          <table:table-cell office:value-type="float" office:value="52.37">
            <text:p>52.37</text:p>
          </table:table-cell>
          <table:table-cell office:value-type="float" office:value="0.09">
            <text:p>0.09</text:p>
          </table:table-cell>
          <table:table-cell office:value-type="float" office:value="3590.0">
            <text:p>359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7">
            <text:p>-4.07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6">
            <text:p>Q-2526</text:p>
          </table:table-cell>
          <table:table-cell office:value-type="float" office:value="53.1">
            <text:p>53.1</text:p>
          </table:table-cell>
          <table:table-cell office:value-type="float" office:value="0.03">
            <text:p>0.03</text:p>
          </table:table-cell>
          <table:table-cell office:value-type="float" office:value="3170.0">
            <text:p>31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9">
            <text:p>-4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8">
            <text:p>Q-2518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450.0">
            <text:p>24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7">
            <text:p>-3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6">
            <text:p>AA-22676</text:p>
          </table:table-cell>
          <table:table-cell office:value-type="float" office:value="52.76">
            <text:p>52.76</text:p>
          </table:table-cell>
          <table:table-cell office:value-type="float" office:value="0.05">
            <text:p>0.05</text:p>
          </table:table-cell>
          <table:table-cell office:value-type="float" office:value="7050.0">
            <text:p>705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29">
            <text:p>-14.2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2">
            <text:p>Q-2562</text:p>
          </table:table-cell>
          <table:table-cell office:value-type="float" office:value="53.09">
            <text:p>53.09</text:p>
          </table:table-cell>
          <table:table-cell office:value-type="float" office:value="0.07">
            <text:p>0.07</text:p>
          </table:table-cell>
          <table:table-cell office:value-type="float" office:value="3310.0">
            <text:p>331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4">
            <text:p>-4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0">
            <text:p>Q-2590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2130.0">
            <text:p>21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3">
            <text:p>-3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9">
            <text:p>Q-2809</text:p>
          </table:table-cell>
          <table:table-cell office:value-type="float" office:value="52.63">
            <text:p>52.63</text:p>
          </table:table-cell>
          <table:table-cell office:value-type="float" office:value="-0.04">
            <text:p>-0.04</text:p>
          </table:table-cell>
          <table:table-cell office:value-type="float" office:value="3820.0">
            <text:p>382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3">
            <text:p>-4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1">
            <text:p>Q-2811</text:p>
          </table:table-cell>
          <table:table-cell office:value-type="float" office:value="52.49">
            <text:p>52.49</text:p>
          </table:table-cell>
          <table:table-cell office:value-type="float" office:value="-0.18">
            <text:p>-0.18</text:p>
          </table:table-cell>
          <table:table-cell office:value-type="float" office:value="3250.0">
            <text:p>32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3">
            <text:p>-6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2">
            <text:p>Q-2812</text:p>
          </table:table-cell>
          <table:table-cell office:value-type="float" office:value="52.49">
            <text:p>52.49</text:p>
          </table:table-cell>
          <table:table-cell office:value-type="float" office:value="-0.18">
            <text:p>-0.18</text:p>
          </table:table-cell>
          <table:table-cell office:value-type="float" office:value="3720.0">
            <text:p>37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3">
            <text:p>-6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64">
            <text:p>Q-264</text:p>
          </table:table-cell>
          <table:table-cell office:value-type="float" office:value="52.58">
            <text:p>52.58</text:p>
          </table:table-cell>
          <table:table-cell office:value-type="float" office:value="0.35">
            <text:p>0.35</text:p>
          </table:table-cell>
          <table:table-cell office:value-type="float" office:value="4085.0">
            <text:p>4085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63">
            <text:p>Q-263</text:p>
          </table:table-cell>
          <table:table-cell office:value-type="float" office:value="52.58">
            <text:p>52.58</text:p>
          </table:table-cell>
          <table:table-cell office:value-type="float" office:value="0.35">
            <text:p>0.35</text:p>
          </table:table-cell>
          <table:table-cell office:value-type="float" office:value="4390.0">
            <text:p>439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5">
            <text:p>-5.4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3">
            <text:p>Q-2813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3950.0">
            <text:p>395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7">
            <text:p>AA-22677</text:p>
          </table:table-cell>
          <table:table-cell office:value-type="float" office:value="52.76">
            <text:p>52.76</text:p>
          </table:table-cell>
          <table:table-cell office:value-type="float" office:value="0.05">
            <text:p>0.05</text:p>
          </table:table-cell>
          <table:table-cell office:value-type="float" office:value="7245.0">
            <text:p>72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26">
            <text:p>-13.26</text:p>
          </table:table-cell>
          <table:table-cell office:value-type="float" office:value="2.09">
            <text:p>2.09</text:p>
          </table:table-cell>
          <table:table-cell office:value-type="float" office:value="2.09">
            <text:p>2.09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9">
            <text:p>Q-2589</text:p>
          </table:table-cell>
          <table:table-cell office:value-type="float" office:value="52.69">
            <text:p>52.69</text:p>
          </table:table-cell>
          <table:table-cell office:value-type="float" office:value="0.34">
            <text:p>0.34</text:p>
          </table:table-cell>
          <table:table-cell office:value-type="float" office:value="3820.0">
            <text:p>38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9">
            <text:p>Q-2819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2255.0">
            <text:p>225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">
            <text:p>-3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5">
            <text:p>Q-2595</text:p>
          </table:table-cell>
          <table:table-cell office:value-type="float" office:value="52.44">
            <text:p>52.44</text:p>
          </table:table-cell>
          <table:table-cell office:value-type="float" office:value="0.44">
            <text:p>0.44</text:p>
          </table:table-cell>
          <table:table-cell office:value-type="float" office:value="3840.0">
            <text:p>384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5">
            <text:p>-5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6">
            <text:p>Q-2596</text:p>
          </table:table-cell>
          <table:table-cell office:value-type="float" office:value="52.44">
            <text:p>52.44</text:p>
          </table:table-cell>
          <table:table-cell office:value-type="float" office:value="0.44">
            <text:p>0.44</text:p>
          </table:table-cell>
          <table:table-cell office:value-type="float" office:value="4310.0">
            <text:p>43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9">
            <text:p>Q-2599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910.0">
            <text:p>29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3">
            <text:p>-5.9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600">
            <text:p>Q-2600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3445.0">
            <text:p>344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8">
            <text:p>-5.68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7">
            <text:p>Q-2817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755.0">
            <text:p>75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7">
            <text:p>-2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4">
            <text:p>Q-2814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5420.0">
            <text:p>54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79">
            <text:p>-6.7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5">
            <text:p>Q-2815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8250.0">
            <text:p>825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42">
            <text:p>-7.4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8">
            <text:p>Q-2818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1720.0">
            <text:p>172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2">
            <text:p>-3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7">
            <text:p>Q-2807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3425.0">
            <text:p>342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1">
            <text:p>-3.81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8">
            <text:p>Q-2808</text:p>
          </table:table-cell>
          <table:table-cell office:value-type="float" office:value="52.78">
            <text:p>52.78</text:p>
          </table:table-cell>
          <table:table-cell office:value-type="float" office:value="-0.3">
            <text:p>-0.3</text:p>
          </table:table-cell>
          <table:table-cell office:value-type="float" office:value="2650.0">
            <text:p>2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3">
            <text:p>-4.6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4">
            <text:p>Q-2804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4290.0">
            <text:p>42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1">
            <text:p>-7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6">
            <text:p>Q-2806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2800.0">
            <text:p>28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2">
            <text:p>-3.42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5">
            <text:p>Q-2805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2460.0">
            <text:p>24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4">
            <text:p>-3.0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1">
            <text:p>Q-2591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2360.0">
            <text:p>2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1">
            <text:p>-4.2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3">
            <text:p>Q-2803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4065.0">
            <text:p>406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6">
            <text:p>-6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2">
            <text:p>Q-2592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2650.0">
            <text:p>2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2">
            <text:p>Q-2802</text:p>
          </table:table-cell>
          <table:table-cell office:value-type="float" office:value="52.65">
            <text:p>52.65</text:p>
          </table:table-cell>
          <table:table-cell office:value-type="float" office:value="0.19">
            <text:p>0.19</text:p>
          </table:table-cell>
          <table:table-cell office:value-type="float" office:value="2455.0">
            <text:p>24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6">
            <text:p>Q-2816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10650.0">
            <text:p>1065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52">
            <text:p>-7.5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1">
            <text:p>Q-2801</text:p>
          </table:table-cell>
          <table:table-cell office:value-type="float" office:value="52.65">
            <text:p>52.65</text:p>
          </table:table-cell>
          <table:table-cell office:value-type="float" office:value="0.19">
            <text:p>0.19</text:p>
          </table:table-cell>
          <table:table-cell office:value-type="float" office:value="2090.0">
            <text:p>20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3">
            <text:p>-3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